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2.619375cm" style:use-optimal-column-width="true"/>
    </style:style>
    <style:style style:name="co2" style:family="table-column">
      <style:table-column-properties fo:break-before="auto" style:column-width="17.806458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zure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peech_key</text:p>
          </table:table-cell>
          <table:table-cell office:value-type="string" table:style-name="ce2">
            <text:p>E773NxsxUyq08nINuEo1X8SLfxAbNNKZHW0sLjXCorU8DK3CCuqQJQQJ99ALACF24PCXJ3w3AAAYACOGxNl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rvice_region</text:p>
          </table:table-cell>
          <table:table-cell office:value-type="string" table:style-name="ce2">
            <text:p>uaenort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nguage</text:p>
          </table:table-cell>
          <table:table-cell office:value-type="string" table:style-name="ce2">
            <text:p>ar-SA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hmoud Amer</meta:initial-creator>
    <dc:creator>Mahmoud Amer</dc:creator>
    <meta:creation-date>2024-12-26T06:22:13Z</meta:creation-date>
    <dc:date>2024-12-26T06:22:57Z</dc:date>
  </office:meta>
</office:document-meta>
</file>